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0886" officeooo:paragraph-rsid="0019088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ab9ed" officeooo:paragraph-rsid="0019088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b9ed" officeooo:paragraph-rsid="001ab9e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b9ed" officeooo:paragraph-rsid="001ab9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b1301" officeooo:paragraph-rsid="001b130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b92c" officeooo:paragraph-rsid="001cb9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d83fc" officeooo:paragraph-rsid="001d83fc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d83f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83fc" officeooo:paragraph-rsid="001d83fc"/>
    </style:style>
    <style:style style:name="P10" style:family="paragraph" style:parent-style-name="Standard">
      <style:paragraph-properties fo:text-align="start" style:justify-single-word="false"/>
      <style:text-properties officeooo:paragraph-rsid="001d83fc"/>
    </style:style>
    <style:style style:name="P11" style:family="paragraph" style:parent-style-name="Standard">
      <style:paragraph-properties fo:text-align="start" style:justify-single-word="false"/>
      <style:text-properties officeooo:rsid="001d83fc" officeooo:paragraph-rsid="001d83fc"/>
    </style:style>
    <style:style style:name="P12" style:family="paragraph" style:parent-style-name="Standard">
      <style:paragraph-properties fo:text-align="start" style:justify-single-word="false"/>
      <style:text-properties officeooo:rsid="001f325d" officeooo:paragraph-rsid="001f32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b92c" style:font-weight-asian="normal" style:font-weight-complex="normal"/>
    </style:style>
    <style:style style:name="T3" style:family="text">
      <style:text-properties fo:font-size="12pt" fo:font-weight="normal" officeooo:rsid="001d83f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 <text:s/>- ZOO ARCADIA</text:p>
      <text:p text:style-name="P2"/>
      <text:p text:style-name="P3"/>
      <text:p text:style-name="P4"/>
      <text:p text:style-name="P4">Administrateur :<text:line-break/><text:span text:style-name="T1">En tant qu’administrateur, je souhaite pouvoir me connecter afin d’accéder à mon espace.</text:span></text:p>
      <text:p text:style-name="P4"><text:span text:style-name="T1">En tant qu’administrateur, je souhaite pouvoir gérer les services afin de les modifier.</text:span></text:p>
      <text:p text:style-name="P5"><text:span text:style-name="T1">En tant qu’administrateur, je souhaite pouvoir créer un compte « employe » et « veterinaire » afin de gérer mon personnel.</text:span></text:p>
      <text:p text:style-name="P5"><text:span text:style-name="T1">En tant qu’administrateur, je souhaite pouvoir accéder aux services afin de les modifier si besoin.</text:span></text:p>
      <text:p text:style-name="P5"><text:span text:style-name="T1">En tant qu’administrateur, je souhaite pouvoir accéder aux horaires afin de les modifier si besoin.</text:span></text:p>
      <text:p text:style-name="P5"><text:span text:style-name="T1">En tant qu’administrateur, je souhaite pouvoir accéder aux habitats afin de les modifier si besoin.</text:span></text:p>
      <text:p text:style-name="P5"><text:span text:style-name="T1">En tant qu’administrateur, je souhaite pouvoir accéder aux animaux afin de les modifier si besoin.</text:span></text:p>
      <text:p text:style-name="P5"><text:span text:style-name="T1">En tant qu’administrateur, je souhaite pouvoir accéder à mon dashboard afin d’observer le nombre de consultation par animal.</text:span></text:p>
      <text:p text:style-name="P4"><text:span text:style-name="T1"/></text:p>
      <text:p text:style-name="P4">Employé :</text:p>
      <text:p text:style-name="P4"><text:span text:style-name="T1">En tant qu’employé, je souhaite pouvoir me connecter afin d’accéder à mon espace.</text:span></text:p>
      <text:p text:style-name="P5"><text:span text:style-name="T1">En tant qu’employé, je souhaite pouvoir accéder aux avis des visiteurs afin de les vérifier avant leur publication.</text:span></text:p>
      <text:p text:style-name="P5"><text:span text:style-name="T1">En tant qu’employé, je souhaite pouvoir accéder aux services afin de les modifier.</text:span></text:p>
      <text:p text:style-name="P5"><text:span text:style-name="T1">En tant qu’employé, je souhaite pouvoir accéder à mon espace afin d’indiquer les données de nourriture ainsi que les informations horaires sur chaque animal.</text:span></text:p>
      <text:p text:style-name="P6"><text:span text:style-name="T1">En tant qu’employé, je souhaite pouvoir accéder à mes mails afin de répondre aux demandes.</text:span></text:p>
      <text:p text:style-name="P4"><text:span text:style-name="T1"/></text:p>
      <text:p text:style-name="P4">Vétérinaire :</text:p>
      <text:p text:style-name="P4"><text:span text:style-name="T1">En tant que vétérinaire, je souhaite pouvoir me connecter afin d’accéder à mon espace.</text:span></text:p>
      <text:p text:style-name="P5"><text:span text:style-name="T1">En tant que vétérinaire, je souhaite pouvoir saisir des informations sur un animal depuis mon espace afin d’informer les autres membres mais aussi les visiteurs.</text:span></text:p>
      <text:p text:style-name="P5"><text:span text:style-name="T1">En tant que vétérinaire, je souhaite pouvoir accéder à mon espace afin de remplir les comptes rendus par animaux.</text:span></text:p>
      <text:p text:style-name="P5"><text:span text:style-name="T1">En tant que vétérinaire, je souhaite pouvoir accéder à mon espace afin de laisser un commentaire sur les habitats.</text:span></text:p>
      <text:p text:style-name="P5"><text:span text:style-name="T1">En tant que vétérinaire, je souhaite pouvoir accéder à mon espace afin </text:span><text:span text:style-name="T2">d’observer ce que l’animal a pu manger via la saisie de l’employé.</text:span></text:p>
      <text:p text:style-name="P5"><text:span text:style-name="T1"/></text:p>
      <text:p text:style-name="P4"><text:span text:style-name="T1"/></text:p>
      <text:p text:style-name="P4">Visiteur :</text:p>
      <text:p text:style-name="P4"><text:span text:style-name="T1">En tant que visiteur, je souhaite pouvoir revenir à la page d’accueil pour avoir une vue d’ensemble.</text:span></text:p>
      <text:p text:style-name="P4"><text:span text:style-name="T1">En tant que visiteur, je souhaite accéder à tous les services afin de les découvrir.</text:span></text:p>
      <text:p text:style-name="P4"><text:span text:style-name="T1">En tant que visiteur, je souhaite accéder à tous les habitats afin de les découvrir.</text:span></text:p>
      <text:p text:style-name="P4"><text:span text:style-name="T1">En tant que visiteur, je souhaite pouvoir contacter un membre du site afin de pouvoir poser mes questions.</text:span></text:p>
      <text:p text:style-name="P4"><text:span text:style-name="T1">En tant que visiteur, je souhaite pouvoir voir les détails d’un animal afin d’en apprendre plus sur lui.</text:span></text:p>
      <text:p text:style-name="P5"><text:span text:style-name="T1">En tant que visiteur, je souhaite pouvoir laisser un commentaire/avis afin de laisser mon retour d’expérienc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7"><text:soft-page-break/>Étapes à faire :</text:p>
      <text:p text:style-name="P7"><text:span text:style-name="T1">1- Analyser les métadonnées : </text:span></text:p>
      <text:list text:style-name="L1">
        <text:list-item>
          <text:p text:style-name="P8"><text:span text:style-name="T3">priorité : haute, moyenne, basse ou même numérotée de 1 à 10</text:span></text:p>
        </text:list-item>
        <text:list-item>
          <text:p text:style-name="P8"><text:span text:style-name="T3">statut/état : ouverte, en cours, terminée, bloquée ou à revoir</text:span></text:p>
        </text:list-item>
        <text:list-item>
          <text:p text:style-name="P8"><text:span text:style-name="T3">complexité : notée de 1 à 10</text:span></text:p>
        </text:list-item>
        <text:list-item>
          <text:p text:style-name="P8"><text:span text:style-name="T3">propriétaire : le responsable de la user story</text:span></text:p>
        </text:list-item>
        <text:list-item>
          <text:p text:style-name="P9"><text:span text:style-name="T4">commentaire : informations supplémentaires</text:span></text:p>
        </text:list-item>
        <text:list-item>
          <text:p text:style-name="P9"><text:span text:style-name="T4">date d’échéance</text:span></text:p>
        </text:list-item>
      </text:list>
      <text:p text:style-name="P10"><text:span text:style-name="T3">=&gt; sert à trier, filtrer et s’organiser. Ordre développement + testing</text:span></text:p>
      <text:p text:style-name="P10"><text:span text:style-name="T3"/></text:p>
      <text:p text:style-name="P11"><text:span text:style-name="T4">2- Vérifier critères d’acceptation via testing des user story via méthode de Gherkin.</text:span></text:p>
      <text:p text:style-name="P12"><text:span text:style-name="T4">3- Créer le backlo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0:43:00.194000000</meta:creation-date>
    <meta:editing-duration>PT13M33S</meta:editing-duration>
    <meta:editing-cycles>3</meta:editing-cycles>
    <meta:generator>LibreOffice/24.8.4.2$Windows_X86_64 LibreOffice_project/bb3cfa12c7b1bf994ecc5649a80400d06cd71002</meta:generator>
    <dc:date>2025-01-09T11:31:11.997000000</dc:date>
    <meta:document-statistic meta:table-count="0" meta:image-count="0" meta:object-count="0" meta:page-count="2" meta:paragraph-count="39" meta:word-count="507" meta:character-count="3095" meta:non-whitespace-character-count="2631"/>
  </office:meta>
</office:document-meta>
</file>